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8pt" fo:font-weight="bold" officeooo:rsid="0007b62b" officeooo:paragraph-rsid="0007b62b" style:font-size-asian="15.75pt" style:font-weight-asian="bold" style:font-size-complex="18pt" style:font-weight-complex="bold"/>
    </style:style>
    <style:style style:name="P2" style:family="paragraph" style:parent-style-name="Standard">
      <style:text-properties style:font-name="Liberation Serif" fo:font-size="18pt" fo:font-weight="bold" officeooo:rsid="0009e8be" officeooo:paragraph-rsid="0009e8be" style:font-size-asian="15.75pt" style:font-weight-asian="bold" style:font-size-complex="18pt" style:font-weight-complex="bold"/>
    </style:style>
    <style:style style:name="P3" style:family="paragraph" style:parent-style-name="Standard">
      <style:text-properties style:font-name="Liberation Serif" fo:font-size="18pt" fo:font-weight="bold" officeooo:rsid="0009e8be" officeooo:paragraph-rsid="000c897c" style:font-size-asian="15.75pt" style:font-weight-asian="bold" style:font-size-complex="18pt" style:font-weight-complex="bold"/>
    </style:style>
    <style:style style:name="P4" style:family="paragraph" style:parent-style-name="Standard">
      <style:text-properties style:font-name="Liberation Serif" fo:font-size="18pt" style:text-underline-style="none" fo:font-weight="bold" officeooo:rsid="0007b62b" officeooo:paragraph-rsid="0007b62b" style:font-size-asian="15.75pt" style:font-weight-asian="bold" style:font-size-complex="18pt" style:font-weight-complex="bold"/>
    </style:style>
    <style:style style:name="P5" style:family="paragraph" style:parent-style-name="Standard">
      <style:paragraph-properties fo:text-align="justify" style:justify-single-word="false"/>
      <style:text-properties style:font-name="Liberation Serif" fo:font-size="18pt" style:text-underline-style="none" fo:font-weight="bold" officeooo:rsid="00087eda" officeooo:paragraph-rsid="00087eda" style:font-size-asian="15.75pt" style:font-weight-asian="bold" style:font-size-complex="18pt" style:font-weight-complex="bold"/>
    </style:style>
    <style:style style:name="P6" style:family="paragraph" style:parent-style-name="Standard">
      <style:text-properties style:font-name="Liberation Serif" fo:font-size="24pt" fo:font-weight="bold" officeooo:rsid="0007b62b" officeooo:paragraph-rsid="0007b62b" style:font-size-asian="21pt" style:font-weight-asian="bold" style:font-size-complex="24pt" style:font-weight-complex="bold"/>
    </style:style>
    <style:style style:name="P7" style:family="paragraph" style:parent-style-name="Standard">
      <style:text-properties style:font-name="Liberation Serif" fo:font-size="28pt" fo:font-weight="bold" officeooo:rsid="0007b62b" officeooo:paragraph-rsid="0007b62b" style:font-size-asian="24.5pt" style:font-weight-asian="bold" style:font-size-complex="28pt" style:font-weight-complex="bold"/>
    </style:style>
    <style:style style:name="P8" style:family="paragraph" style:parent-style-name="Standard" style:list-style-name="L1">
      <style:paragraph-properties fo:text-align="justify" style:justify-single-word="false"/>
      <style:text-properties style:font-name="Liberation Serif" fo:font-size="12pt" style:text-underline-style="none" fo:font-weight="normal" officeooo:rsid="00094228" officeooo:paragraph-rsid="0009422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style:text-underline-style="none" fo:font-weight="bold" officeooo:rsid="00087eda" officeooo:paragraph-rsid="00087eda" style:font-size-asian="10.5pt" style:font-weight-asian="bold" style:font-size-complex="12pt" style:font-weight-complex="bold"/>
    </style:style>
    <style:style style:name="P10" style:family="paragraph" style:parent-style-name="Standard" style:list-style-name="L2">
      <style:text-properties style:font-name="Liberation Serif" fo:font-size="12pt" fo:font-weight="normal" officeooo:rsid="00094228" officeooo:paragraph-rsid="00094228" style:font-size-asian="10.5pt" style:font-weight-asian="normal" style:font-size-complex="12pt" style:font-weight-complex="normal"/>
    </style:style>
    <style:style style:name="P11" style:family="paragraph" style:parent-style-name="Standard" style:list-style-name="L2">
      <style:text-properties style:font-name="Liberation Serif" fo:font-size="12pt" fo:font-weight="normal" officeooo:rsid="0009e8be" officeooo:paragraph-rsid="0009e8be" style:font-size-asian="10.5pt" style:font-weight-asian="normal" style:font-size-complex="12pt" style:font-weight-complex="normal"/>
    </style:style>
    <style:style style:name="P12" style:family="paragraph" style:parent-style-name="Standard" style:list-style-name="L6">
      <style:text-properties style:font-name="Liberation Serif" fo:font-size="12pt" fo:font-weight="normal" officeooo:rsid="0009e8be" officeooo:paragraph-rsid="0009e8be" style:font-size-asian="10.5pt" style:font-weight-asian="normal" style:font-size-complex="12pt" style:font-weight-complex="normal"/>
    </style:style>
    <style:style style:name="P13" style:family="paragraph" style:parent-style-name="Standard" style:list-style-name="L6">
      <style:text-properties style:font-name="Liberation Serif" fo:font-size="12pt" fo:font-weight="normal" officeooo:rsid="000afb5f" officeooo:paragraph-rsid="000afb5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4pt" style:text-underline-style="none" fo:font-weight="bold" officeooo:rsid="00094228" officeooo:paragraph-rsid="00094228"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Liberation Serif" fo:font-size="14pt" style:text-underline-style="none" fo:font-weight="bold" officeooo:rsid="00094228" officeooo:paragraph-rsid="00094228"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Liberation Serif" fo:font-size="14pt" style:text-underline-style="none" fo:font-weight="bold" officeooo:rsid="000de89c" officeooo:paragraph-rsid="000de89c" style:font-size-asian="14pt" style:font-weight-asian="bold" style:font-size-complex="14pt" style:font-weight-complex="bold"/>
    </style:style>
    <style:style style:name="P17" style:family="paragraph" style:parent-style-name="Standard" style:list-style-name="L10">
      <style:paragraph-properties fo:text-align="justify" style:justify-single-word="false"/>
      <style:text-properties style:font-name="Liberation Serif" fo:font-size="14pt" style:text-underline-style="none" fo:font-weight="bold" officeooo:rsid="000de89c" officeooo:paragraph-rsid="000de89c"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Liberation Serif" fo:font-size="14pt" style:text-underline-style="none" fo:font-weight="bold" officeooo:rsid="000de89c" officeooo:paragraph-rsid="0010c7a1"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Liberation Serif" fo:font-size="14pt" style:text-underline-style="none" fo:font-weight="bold" officeooo:rsid="000de89c" officeooo:paragraph-rsid="001200b4" style:font-size-asian="14pt" style:font-weight-asian="bold" style:font-size-complex="14pt" style:font-weight-complex="bold"/>
    </style:style>
    <style:style style:name="P20" style:family="paragraph" style:parent-style-name="Standard" style:list-style-name="L10">
      <style:paragraph-properties fo:text-align="justify" style:justify-single-word="false"/>
      <style:text-properties style:font-name="Liberation Serif" fo:font-size="14pt" style:text-underline-style="none" fo:font-weight="bold" officeooo:rsid="000fba0b" officeooo:paragraph-rsid="000fba0b" style:font-size-asian="14pt" style:font-weight-asian="bold" style:font-size-complex="14pt" style:font-weight-complex="bold"/>
    </style:style>
    <style:style style:name="P21" style:family="paragraph" style:parent-style-name="Standard" style:list-style-name="L10">
      <style:paragraph-properties fo:text-align="justify" style:justify-single-word="false"/>
      <style:text-properties style:font-name="Liberation Serif" fo:font-size="14pt" style:text-underline-style="none" fo:font-weight="bold" officeooo:rsid="000fba0b" officeooo:paragraph-rsid="0010c7a1"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07b62b" officeooo:paragraph-rsid="0007b62b"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094228" officeooo:paragraph-rsid="00094228"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09e8be" officeooo:paragraph-rsid="0009e8be"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Liberation Serif" fo:font-size="22pt" style:text-underline-style="none" fo:font-weight="bold" officeooo:rsid="00094228" officeooo:paragraph-rsid="00094228" style:font-size-asian="22pt" style:font-weight-asian="bold" style:font-size-complex="22pt" style:font-weight-complex="bold"/>
    </style:style>
    <style:style style:name="P26" style:family="paragraph" style:parent-style-name="Standard">
      <style:paragraph-properties fo:text-align="justify" style:justify-single-word="false"/>
      <style:text-properties fo:font-variant="normal" fo:text-transform="none" style:font-name="Liberation Serif" fo:font-size="18pt" fo:letter-spacing="normal" fo:font-style="normal" fo:font-weight="bold" officeooo:rsid="00087eda" officeooo:paragraph-rsid="00087eda" style:font-size-asian="18pt" style:font-weight-asian="bold" style:font-size-complex="18pt" style:font-weight-complex="bold"/>
    </style:style>
    <style:style style:name="P27"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paragraph-rsid="0007b62b" style:font-size-asian="12pt" style:font-size-complex="12pt"/>
    </style:style>
    <style:style style:name="P28"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bold" officeooo:rsid="00087eda" officeooo:paragraph-rsid="00087eda" style:font-size-asian="10.5pt" style:font-weight-asian="bold" style:font-size-complex="12pt" style:font-weight-complex="bold"/>
    </style:style>
    <style:style style:name="P29" style:family="paragraph" style:parent-style-name="Standard" style:list-style-name="L1">
      <style:paragraph-properties fo:text-align="justify" style:justify-single-word="false"/>
      <style:text-properties officeooo:paragraph-rsid="00094228"/>
    </style:style>
    <style:style style:name="P30" style:family="paragraph" style:parent-style-name="Standard" style:list-style-name="L3">
      <style:text-properties fo:font-size="12pt" fo:font-weight="normal" officeooo:rsid="0009e8be" officeooo:paragraph-rsid="0009e8be" style:font-size-asian="10.5pt" style:font-weight-asian="normal" style:font-size-complex="12pt" style:font-weight-complex="normal"/>
    </style:style>
    <style:style style:name="P31" style:family="paragraph" style:parent-style-name="Standard" style:list-style-name="L3">
      <style:text-properties fo:font-size="12pt" fo:font-weight="normal" officeooo:rsid="0009e8be" officeooo:paragraph-rsid="000c897c" style:font-size-asian="10.5pt" style:font-weight-asian="normal" style:font-size-complex="12pt" style:font-weight-complex="normal"/>
    </style:style>
    <style:style style:name="P32" style:family="paragraph" style:parent-style-name="Standard">
      <style:text-properties fo:font-size="12pt" fo:font-weight="normal" officeooo:rsid="0009e8be" officeooo:paragraph-rsid="0009e8be" style:font-size-asian="10.5pt" style:font-weight-asian="normal" style:font-size-complex="12pt" style:font-weight-complex="normal"/>
    </style:style>
    <style:style style:name="P33" style:family="paragraph" style:parent-style-name="Standard">
      <style:text-properties fo:font-size="12pt" fo:font-weight="normal" officeooo:rsid="0009e8be" officeooo:paragraph-rsid="000c897c" style:font-size-asian="10.5pt" style:font-weight-asian="normal" style:font-size-complex="12pt" style:font-weight-complex="normal"/>
    </style:style>
    <style:style style:name="P34" style:family="paragraph" style:parent-style-name="Standard">
      <style:text-properties fo:font-size="12pt" fo:font-weight="normal" officeooo:rsid="000c897c" officeooo:paragraph-rsid="000c897c" style:font-size-asian="10.5pt" style:font-weight-asian="normal" style:font-size-complex="12pt" style:font-weight-complex="normal"/>
    </style:style>
    <style:style style:name="P35" style:family="paragraph" style:parent-style-name="Standard" style:list-style-name="L8">
      <style:text-properties fo:font-size="12pt" fo:font-weight="normal" officeooo:rsid="000c897c" officeooo:paragraph-rsid="000c897c" style:font-size-asian="10.5pt" style:font-weight-asian="normal" style:font-size-complex="12pt" style:font-weight-complex="normal"/>
    </style:style>
    <style:style style:name="P36" style:family="paragraph" style:parent-style-name="Standard" style:list-style-name="L9">
      <style:text-properties fo:font-size="12pt" fo:font-weight="normal" officeooo:rsid="000c897c" officeooo:paragraph-rsid="000c897c" style:font-size-asian="10.5pt" style:font-weight-asian="normal" style:font-size-complex="12pt" style:font-weight-complex="normal"/>
    </style:style>
    <style:style style:name="P37" style:family="paragraph" style:parent-style-name="Standard">
      <style:text-properties officeooo:paragraph-rsid="0009e8be"/>
    </style:style>
    <style:style style:name="P38" style:family="paragraph" style:parent-style-name="Standard" style:list-style-name="L3">
      <style:text-properties officeooo:paragraph-rsid="0009e8be"/>
    </style:style>
    <style:style style:name="P39" style:family="paragraph" style:parent-style-name="Standard" style:list-style-name="L3">
      <style:text-properties officeooo:paragraph-rsid="000c897c"/>
    </style:style>
    <style:style style:name="P40" style:family="paragraph" style:parent-style-name="Standard">
      <style:text-properties fo:font-size="18pt" fo:font-weight="bold" officeooo:rsid="000c897c" officeooo:paragraph-rsid="000c897c" style:font-size-asian="18pt" style:font-weight-asian="bold" style:font-size-complex="18pt" style:font-weight-complex="bold"/>
    </style:style>
    <style:style style:name="P41" style:family="paragraph" style:parent-style-name="Standard">
      <style:text-properties officeooo:paragraph-rsid="000c897c"/>
    </style:style>
    <style:style style:name="T1" style:family="text">
      <style:text-properties fo:font-weight="bold" officeooo:rsid="0007b62b" style:font-weight-asian="bold" style:font-weight-complex="bold"/>
    </style:style>
    <style:style style:name="T2" style:family="text">
      <style:text-properties fo:font-size="44pt" style:font-size-asian="44pt" style:font-size-complex="44pt"/>
    </style:style>
    <style:style style:name="T3" style:family="text">
      <style:text-properties style:text-underline-style="none" officeooo:rsid="0007b62b"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09e8be"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fba0b" style:font-size-asian="12pt" style:font-weight-asian="normal" style:font-size-complex="12pt" style:font-weight-complex="normal"/>
    </style:style>
    <style:style style:name="T10" style:family="text">
      <style:text-properties fo:font-size="12pt" fo:font-weight="normal" officeooo:rsid="0010c7a1" style:font-size-asian="12pt" style:font-weight-asian="normal" style:font-size-complex="12pt" style:font-weight-complex="normal"/>
    </style:style>
    <style:style style:name="T11" style:family="text">
      <style:text-properties fo:font-size="12pt" fo:font-weight="normal" officeooo:rsid="00119024" style:font-size-asian="12pt" style:font-weight-asian="normal" style:font-size-complex="12pt" style:font-weight-complex="normal"/>
    </style:style>
    <style:style style:name="T12" style:family="text">
      <style:text-properties fo:font-size="12pt" fo:font-weight="normal" officeooo:rsid="001200b4"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officeooo:rsid="000fba0b" style:font-size-asian="12pt" style:font-size-complex="12pt"/>
    </style:style>
    <style:style style:name="T15" style:family="text">
      <style:text-properties fo:font-size="12pt" officeooo:rsid="0010c7a1" style:font-size-asian="12pt" style:font-size-complex="12pt"/>
    </style:style>
    <style:style style:name="T16" style:family="text">
      <style:text-properties fo:font-size="12pt" officeooo:rsid="00119024" style:font-size-asian="12pt" style:font-size-complex="12pt"/>
    </style:style>
    <style:style style:name="T17" style:family="text">
      <style:text-properties fo:font-size="12pt" officeooo:rsid="001200b4" style:font-size-asian="12pt" style:font-size-complex="12pt"/>
    </style:style>
    <style:style style:name="T18" style:family="text">
      <style:text-properties style:font-name="Liberation Serif" fo:font-size="12pt" style:text-underline-style="none" fo:font-weight="normal" officeooo:rsid="00094228" style:font-size-asian="10.5pt" style:font-weight-asian="normal" style:font-size-complex="12pt" style:font-weight-complex="normal"/>
    </style:style>
    <style:style style:name="T19" style:family="text">
      <style:text-properties officeooo:rsid="0009e8be"/>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0c89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p>
      <text:p text:style-name="P6"/>
      <text:p text:style-name="P6"/>
      <text:p text:style-name="P6"/>
      <text:p text:style-name="P6"/>
      <text:p text:style-name="P6"/>
      <text:p text:style-name="P6"/>
      <text:p text:style-name="P6"/>
      <text:p text:style-name="P6"/>
      <text:p text:style-name="P6"><text:tab/><text:tab/><text:tab/><text:tab/><text:tab/><text:span text:style-name="T2">Forsa </text:span></text:p>
      <text:p text:style-name="P7"><text:tab/><text:tab/><text:tab/> <text:s text:c="4"/>The Dev Guide</text:p>
      <text:p text:style-name="P1"/>
      <text:p text:style-name="P1"><text:tab/><text:tab/><text:tab/><text:tab/> <text:s text:c="4"/>By: Wasim Sajjad</text:p>
      <text:p text:style-name="P1"/>
      <text:p text:style-name="P1"><text:tab/><text:tab/><text:tab/><text:tab/> <text:s text:c="3"/>Date: 27 June, 20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Document Introduction:</text:p>
      <text:p text:style-name="P27"><text:span text:style-name="T3">This document is meant to provide overview of the development </text:span>carried out by Novatore on <text:span text:style-name="T1">Forsa</text:span> project. The document should be helpful for any new developer inducted in the development.</text:p>
      <text:p text:style-name="P27"/>
      <text:p text:style-name="P26">Forsa Introduction:</text:p>
      <text:p text:style-name="P28"/>
      <text:p text:style-name="P9">Forsa <text:span text:style-name="T4">is the real estate project which allows to advertise properties which are for rent or sale along with their specifications. It has three roles admin, landlord and broker. Admin approves the posts and new users while landlord create posts which he wants to sale out or rented. Moreover, admin assign those created properties (by landlord) to broker.</text:span></text:p>
      <text:p text:style-name="P5"><text:span text:style-name="T4"/></text:p>
      <text:p text:style-name="P5">Technology Stack:</text:p>
      <text:p text:style-name="P5"/>
      <text:p text:style-name="P14">Mongodb: <text:span text:style-name="T6">Mongodb is used as a database.</text:span></text:p>
      <text:p text:style-name="P15">Node.js:<text:span text:style-name="T6"> Node.js is used as server side language along with its express framework.</text:span></text:p>
      <text:p text:style-name="P16"><text:span text:style-name="T5"><text:tab/>Libraries:</text:span></text:p>
      <text:list xml:id="list1940196731" text:style-name="L10">
        <text:list-item>
          <text:p text:style-name="P17"><text:span text:style-name="T13">expressjs: </text:span><text:span text:style-name="T8">express is used as nodejs frame work to write rest apis.</text:span></text:p>
        </text:list-item>
        <text:list-item>
          <text:p text:style-name="P17"><text:span text:style-name="T13">Mongoose: </text:span><text:span text:style-name="T8"><text:s/></text:span><text:span text:style-name="T9">mongoose is used as wrapper to connect nodejs with mongodb.</text:span></text:p>
        </text:list-item>
        <text:list-item>
          <text:p text:style-name="P20"><text:span text:style-name="T13">Multer: <text:s/></text:span><text:span text:style-name="T8"><text:s text:c="2"/>multer is used to upload images.</text:span></text:p>
        </text:list-item>
        <text:list-item>
          <text:p text:style-name="P20"><text:span text:style-name="T13">Bcrypt-Nodejs: </text:span><text:span text:style-name="T8"><text:s/>bcrypt-nodejs is used to encrypt password.</text:span></text:p>
        </text:list-item>
        <text:list-item>
          <text:p text:style-name="P20"><text:span text:style-name="T13">Jsonwebtoken: <text:s/></text:span><text:span text:style-name="T8">is used to authenticate user.</text:span></text:p>
          <text:p text:style-name="P20"><text:span text:style-name="T8"/></text:p>
        </text:list-item>
      </text:list>
      <text:p text:style-name="P15">Angular: <text:span text:style-name="T4">Angular 7 used for the admin panel.</text:span></text:p>
      <text:p text:style-name="P15"><text:span text:style-name="T4"/></text:p>
      <text:p text:style-name="P18"><text:span text:style-name="T5">Libraries:</text:span></text:p>
      <text:p text:style-name="P18"><text:span text:style-name="T17">1: </text:span><text:span text:style-name="T15">angular-datatables</text:span><text:span text:style-name="T13">: </text:span><text:span text:style-name="T10"><text:s/>angular datatables is the npm which is used for data tables</text:span><text:span text:style-name="T8">.</text:span></text:p>
      <text:p text:style-name="P19"><text:span text:style-name="T17">2: </text:span><text:span text:style-name="T15">multi-select</text:span><text:span text:style-name="T13">: </text:span><text:span text:style-name="T8"><text:s/></text:span><text:span text:style-name="T10">multiselect-dropdown </text:span><text:span text:style-name="T11">npm </text:span><text:span text:style-name="T10">is used </text:span><text:span text:style-name="T11">to select multiple brokers</text:span><text:span text:style-name="T9">.</text:span></text:p>
      <text:p text:style-name="P19"><text:span text:style-name="T17">3:</text:span><text:span text:style-name="T12"> </text:span><text:span text:style-name="T16">Notifications</text:span><text:span text:style-name="T14">: <text:s/></text:span><text:span text:style-name="T9"><text:s text:c="2"/></text:span><text:span text:style-name="T11">ng6-toaster-notifications npm has been used for the admin panel notifications</text:span><text:span text:style-name="T9">.</text:span></text:p>
      <text:list xml:id="list170953372363877" text:continue-numbering="true" text:style-name="L10">
        <text:list-header>
          <text:p text:style-name="P21"><text:span text:style-name="T8"/></text:p>
        </text:list-header>
      </text:list>
      <text:p text:style-name="P15"><text:span text:style-name="T4"/></text:p>
      <text:p text:style-name="P25">Features</text:p>
      <text:p text:style-name="P15">Admin:</text:p>
      <text:p text:style-name="P15"><text:tab/>Validation:</text:p>
      <text:list xml:id="list2692008842" text:style-name="L1">
        <text:list-item>
          <text:p text:style-name="P29"><text:span text:style-name="T18">email </text:span></text:p>
        </text:list-item>
        <text:list-item>
          <text:p text:style-name="P8">password</text:p>
        </text:list-item>
      </text:list>
      <text:p text:style-name="P22"/>
      <text:p text:style-name="P23"><text:span text:style-name="T19">User a</text:span>ccess:</text:p>
      <text:p text:style-name="P23"/>
      <text:list xml:id="list3610255154" text:style-name="L2">
        <text:list-item>
          <text:p text:style-name="P10">Admin can create new user.</text:p>
        </text:list-item>
        <text:list-item>
          <text:p text:style-name="P10">Admin can approve new user.</text:p>
        </text:list-item>
        <text:list-item>
          <text:p text:style-name="P11">Admin can delete user.</text:p>
        </text:list-item>
        <text:list-item>
          <text:p text:style-name="P11">Admin can edit user.</text:p>
        </text:list-item>
        <text:list-item>
          <text:p text:style-name="P11">Admin can assign posts to broker.</text:p>
        </text:list-item>
        <text:list-item>
          <text:p text:style-name="P11">Admin can send email to agents.</text:p>
        </text:list-item>
        <text:list-item>
          <text:p text:style-name="P11"><text:soft-page-break/>Admin can view overall statistics.</text:p>
          <text:p text:style-name="P11"/>
        </text:list-item>
      </text:list>
      <text:p text:style-name="P24">Post Access:</text:p>
      <text:list xml:id="list2016071902" text:style-name="L6">
        <text:list-item>
          <text:p text:style-name="P12">Admin can create new post.</text:p>
        </text:list-item>
        <text:list-item>
          <text:p text:style-name="P12">Admin can approve new posts.</text:p>
        </text:list-item>
        <text:list-item>
          <text:p text:style-name="P12">Admin can approve feature requests for posts.</text:p>
        </text:list-item>
        <text:list-item>
          <text:p text:style-name="P12">Admin can delete posts.</text:p>
        </text:list-item>
        <text:list-item>
          <text:p text:style-name="P13">Admin can see the statistic of posts.</text:p>
        </text:list-item>
      </text:list>
      <text:p text:style-name="P1"/>
      <text:p text:style-name="P1"/>
      <text:p text:style-name="P2">Landlord:</text:p>
      <text:p text:style-name="P37"><text:tab/><text:tab/><text:span text:style-name="T20">validation:</text:span></text:p>
      <text:list xml:id="list3947820000" text:style-name="L3">
        <text:list-item>
          <text:p text:style-name="P38"><text:span text:style-name="T7">email</text:span></text:p>
        </text:list-item>
        <text:list-item>
          <text:p text:style-name="P30">password</text:p>
          <text:p text:style-name="P30"/>
        </text:list-item>
      </text:list>
      <text:p text:style-name="P40">Access:</text:p>
      <text:list xml:id="list1796825370" text:style-name="L8">
        <text:list-item>
          <text:p text:style-name="P35">Landlord can create post.</text:p>
        </text:list-item>
        <text:list-item>
          <text:p text:style-name="P35">Landlord can make feature request.</text:p>
        </text:list-item>
        <text:list-item>
          <text:p text:style-name="P35">Landlord can edit post post.</text:p>
        </text:list-item>
        <text:list-item>
          <text:p text:style-name="P35">Landlord can unfeature post.</text:p>
        </text:list-item>
        <text:list-item>
          <text:p text:style-name="P35">Landlord can delete post.</text:p>
        </text:list-item>
      </text:list>
      <text:p text:style-name="P34"/>
      <text:p text:style-name="P34"/>
      <text:p text:style-name="P34"/>
      <text:p text:style-name="P32"/>
      <text:p text:style-name="P3"><text:span text:style-name="T21">Broker</text:span>:</text:p>
      <text:p text:style-name="P41"><text:tab/><text:tab/><text:span text:style-name="T20">validation:</text:span></text:p>
      <text:list xml:id="list170954295180559" text:continue-list="list3947820000" text:style-name="L3">
        <text:list-item>
          <text:p text:style-name="P39"><text:span text:style-name="T7">email</text:span></text:p>
        </text:list-item>
        <text:list-item>
          <text:p text:style-name="P31">password</text:p>
          <text:p text:style-name="P31"/>
        </text:list-item>
      </text:list>
      <text:p text:style-name="P40">Access:</text:p>
      <text:list xml:id="list497626123" text:style-name="L9">
        <text:list-item>
          <text:p text:style-name="P36">Broker can <text:s/>make any post favorite or un-favorite.</text:p>
        </text:list-item>
        <text:list-item>
          <text:p text:style-name="P36">Broker can see the profile of landlords or other brokers.</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2pt" style:font-size-asian="10.5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3:00:09.166080896</meta:creation-date>
    <dc:date>2019-06-27T17:08:32.954237954</dc:date>
    <meta:editing-duration>PT14M11S</meta:editing-duration>
    <meta:editing-cycles>2</meta:editing-cycles>
    <meta:generator>LibreOffice/6.0.7.3$Linux_X86_64 LibreOffice_project/00m0$Build-3</meta:generator>
    <meta:document-statistic meta:table-count="0" meta:image-count="0" meta:object-count="0" meta:page-count="3" meta:paragraph-count="59" meta:word-count="365" meta:character-count="2218" meta:non-whitespace-character-count="1888"/>
  </office:meta>
</office:document-meta>
</file>